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A000000AA8AD7D099898D97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22cm" fo:margin-left="0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0.991cm"/>
    </style:style>
    <style:style style:name="Tableau1.C" style:family="table-column">
      <style:table-column-properties style:column-width="3.782cm"/>
    </style:style>
    <style:style style:name="Tableau1.D" style:family="table-column">
      <style:table-column-properties style:column-width="1.418cm"/>
    </style:style>
    <style:style style:name="Tableau1.E" style:family="table-column">
      <style:table-column-properties style:column-width="1.409cm"/>
    </style:style>
    <style:style style:name="Tableau1.F" style:family="table-column">
      <style:table-column-properties style:column-width="1.395cm"/>
    </style:style>
    <style:style style:name="Tableau1.G" style:family="table-column">
      <style:table-column-properties style:column-width="1.45cm"/>
    </style:style>
    <style:style style:name="Tableau1.I" style:family="table-column">
      <style:table-column-properties style:column-width="1.8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22cm" fo:margin-left="0cm" table:align="left"/>
    </style:style>
    <style:style style:name="Tableau2.A" style:family="table-column">
      <style:table-column-properties style:column-width="0.9cm"/>
    </style:style>
    <style:style style:name="Tableau2.B" style:family="table-column">
      <style:table-column-properties style:column-width="0.991cm"/>
    </style:style>
    <style:style style:name="Tableau2.C" style:family="table-column">
      <style:table-column-properties style:column-width="3.782cm"/>
    </style:style>
    <style:style style:name="Tableau2.D" style:family="table-column">
      <style:table-column-properties style:column-width="1.418cm"/>
    </style:style>
    <style:style style:name="Tableau2.E" style:family="table-column">
      <style:table-column-properties style:column-width="1.409cm"/>
    </style:style>
    <style:style style:name="Tableau2.F" style:family="table-column">
      <style:table-column-properties style:column-width="1.395cm"/>
    </style:style>
    <style:style style:name="Tableau2.G" style:family="table-column">
      <style:table-column-properties style:column-width="1.45cm"/>
    </style:style>
    <style:style style:name="Tableau2.I" style:family="table-column">
      <style:table-column-properties style:column-width="1.8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I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22cm" fo:margin-left="0cm" table:align="left"/>
    </style:style>
    <style:style style:name="Tableau3.A" style:family="table-column">
      <style:table-column-properties style:column-width="0.9cm"/>
    </style:style>
    <style:style style:name="Tableau3.B" style:family="table-column">
      <style:table-column-properties style:column-width="0.991cm"/>
    </style:style>
    <style:style style:name="Tableau3.C" style:family="table-column">
      <style:table-column-properties style:column-width="3.782cm"/>
    </style:style>
    <style:style style:name="Tableau3.D" style:family="table-column">
      <style:table-column-properties style:column-width="1.418cm"/>
    </style:style>
    <style:style style:name="Tableau3.E" style:family="table-column">
      <style:table-column-properties style:column-width="1.409cm"/>
    </style:style>
    <style:style style:name="Tableau3.F" style:family="table-column">
      <style:table-column-properties style:column-width="1.395cm"/>
    </style:style>
    <style:style style:name="Tableau3.G" style:family="table-column">
      <style:table-column-properties style:column-width="1.45cm"/>
    </style:style>
    <style:style style:name="Tableau3.I" style:family="table-column">
      <style:table-column-properties style:column-width="1.89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I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64f0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paragraph-rsid="00037914" style:font-size-asian="10pt" style:font-size-complex="10pt"/>
    </style:style>
    <style:style style:name="P4" style:family="paragraph" style:parent-style-name="Standard">
      <style:text-properties fo:font-size="10pt" officeooo:paragraph-rsid="0003ebf8" style:font-size-asian="10pt" style:font-size-complex="10pt"/>
    </style:style>
    <style:style style:name="P5" style:family="paragraph" style:parent-style-name="Standard">
      <style:text-properties officeooo:paragraph-rsid="0003ebf8"/>
    </style:style>
    <style:style style:name="P6" style:family="paragraph" style:parent-style-name="Table_20_Contents">
      <style:text-properties fo:color="#000000" loext:opacity="100%" fo:font-size="9pt" officeooo:rsid="00160a91" officeooo:paragraph-rsid="00160a91" fo:background-color="transparent" style:font-size-asian="9pt" style:font-size-complex="9pt"/>
    </style:style>
    <style:style style:name="P7" style:family="paragraph" style:parent-style-name="Table_20_Contents">
      <style:text-properties fo:color="#000000" loext:opacity="100%" fo:font-size="9pt" officeooo:rsid="0014213a" officeooo:paragraph-rsid="0014213a" fo:background-color="transparent" style:font-size-asian="9pt" style:font-size-complex="9pt"/>
    </style:style>
    <style:style style:name="P8" style:family="paragraph" style:parent-style-name="Table_20_Contents">
      <style:text-properties fo:color="#000000" loext:opacity="100%" fo:font-size="9pt" officeooo:rsid="0014213a" officeooo:paragraph-rsid="0003ebf8" fo:background-color="transparent" style:font-size-asian="9pt" style:font-size-complex="9pt"/>
    </style:style>
    <style:style style:name="P9" style:family="paragraph" style:parent-style-name="Table_20_Contents">
      <style:text-properties fo:color="#000000" loext:opacity="100%" fo:font-size="10pt" officeooo:rsid="00160a91" officeooo:paragraph-rsid="00037914" fo:background-color="transparen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037914" officeooo:paragraph-rsid="00037914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037914" officeooo:paragraph-rsid="0003ebf8" style:font-size-asian="10pt" style:font-size-complex="10pt"/>
    </style:style>
    <style:style style:name="P12" style:family="paragraph" style:parent-style-name="Table_20_Contents">
      <style:text-properties fo:font-size="10pt" officeooo:rsid="00037914" officeooo:paragraph-rsid="00037914" style:font-size-asian="10pt" style:font-size-complex="10pt"/>
    </style:style>
    <style:style style:name="P13" style:family="paragraph" style:parent-style-name="Table_20_Contents">
      <style:text-properties fo:font-size="10pt" officeooo:rsid="00037914" officeooo:paragraph-rsid="0003ebf8" style:font-size-asian="10pt" style:font-size-complex="10pt"/>
    </style:style>
    <style:style style:name="P14" style:family="paragraph" style:parent-style-name="Table_20_Contents">
      <style:text-properties fo:font-size="10pt" officeooo:rsid="000364f0" officeooo:paragraph-rsid="000364f0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fo:font-size="10pt" officeooo:rsid="000364f0" officeooo:paragraph-rsid="000364f0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0364f0" officeooo:paragraph-rsid="00037914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0364f0" officeooo:paragraph-rsid="0003ebf8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0364f0" officeooo:paragraph-rsid="000364f0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0364f0" officeooo:paragraph-rsid="00037914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00364f0" officeooo:paragraph-rsid="0003ebf8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0364f0" officeooo:paragraph-rsid="000364f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0364f0" officeooo:paragraph-rsid="00037914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0364f0" officeooo:paragraph-rsid="0003ebf8" style:font-size-asian="10pt" style:font-size-complex="10pt"/>
    </style:style>
    <style:style style:name="P24" style:family="paragraph" style:parent-style-name="Table_20_Contents">
      <style:text-properties fo:font-size="10pt" officeooo:rsid="000364f0" officeooo:paragraph-rsid="00037914" style:font-size-asian="10pt" style:font-size-complex="10pt"/>
    </style:style>
    <style:style style:name="P25" style:family="paragraph" style:parent-style-name="Table_20_Contents">
      <style:text-properties fo:font-size="10pt" officeooo:rsid="000364f0" officeooo:paragraph-rsid="0003ebf8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03ebf8" officeooo:paragraph-rsid="0003ebf8" style:font-size-asian="10pt" style:font-size-complex="10pt"/>
    </style:style>
    <style:style style:name="T1" style:family="text">
      <style:text-properties officeooo:rsid="00210626"/>
    </style:style>
    <style:style style:name="T2" style:family="text">
      <style:text-properties officeooo:rsid="0003ebf8"/>
    </style:style>
    <style:style style:name="T3" style:family="text">
      <style:text-properties officeooo:rsid="001a441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C"/>
        <table:table-column table:style-name="Tableau1.I"/>
        <table:table-row table:style-name="TableLine1953524931264">
          <table:table-cell table:style-name="Tableau1.A1" table:number-columns-spanned="2" office:value-type="string">
            <text:p text:style-name="P10">EVAL</text:p>
          </table:table-cell>
          <table:covered-table-cell/>
          <table:table-cell table:style-name="Tableau1.A1" table:number-columns-spanned="6" office:value-type="string">
            <text:p text:style-name="P10">PROJET n°<text:span text:style-name="T2">2</text:span>: d<text:span text:style-name="T2">emi portraits ; maîtriser l’outil crayon de bois</text:span></text:p>
            <text:p text:style-name="P26">nuances de gris, cohérence plastiq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I1" office:value-type="string">
            <text:p text:style-name="P12"><draw:frame draw:style-name="fr1" draw:name="Image1" text:anchor-type="char" svg:width="0.852cm" svg:height="0.852cm" draw:z-index="0"><draw:image xlink:href="Pictures/10000201000000AA000000AA8AD7D099898D977D.png" xlink:type="simple" xlink:show="embed" xlink:actuate="onLoad" draw:mime-type="image/png"/></draw:frame></text:p>
          </table:table-cell>
        </table:table-row>
        <table:table-row table:style-name="TableLine1953524931264">
          <table:table-cell table:style-name="Tableau1.A2" table:number-columns-spanned="3" office:value-type="string">
            <text:p text:style-name="P12">Nom</text:p>
          </table:table-cell>
          <table:covered-table-cell/>
          <table:covered-table-cell/>
          <table:table-cell table:style-name="Tableau1.A2" table:number-columns-spanned="4" office:value-type="string">
            <text:p text:style-name="P12">Prénom</text:p>
          </table:table-cell>
          <table:covered-table-cell/>
          <table:covered-table-cell/>
          <table:covered-table-cell/>
          <table:table-cell table:style-name="Tableau1.H2" table:number-columns-spanned="2" office:value-type="string">
            <text:p text:style-name="P12">Classe</text:p>
          </table:table-cell>
          <table:covered-table-cell/>
        </table:table-row>
        <table:table-row table:style-name="TableLine1953524931264">
          <table:table-cell table:style-name="Tableau1.A2" table:number-columns-spanned="4" office:value-type="string">
            <text:p text:style-name="P14">Adéquation proposition/sujet</text:p>
          </table:table-cell>
          <table:covered-table-cell/>
          <table:covered-table-cell/>
          <table:covered-table-cell/>
          <table:table-cell table:style-name="Tableau1.A2" office:value-type="string">
            <text:p text:style-name="P15">/5</text:p>
          </table:table-cell>
          <table:table-cell table:style-name="Tableau1.A2" office:value-type="string">
            <text:p text:style-name="P18">/5</text:p>
          </table:table-cell>
          <table:table-cell table:style-name="Tableau1.H2" table:number-columns-spanned="3" office:value-type="string">
            <text:p text:style-name="P15">Investissement dans le travail</text:p>
          </table:table-cell>
          <table:covered-table-cell/>
          <table:covered-table-cell/>
        </table:table-row>
        <table:table-row table:style-name="TableLine1953524933984">
          <table:table-cell table:style-name="Tableau1.A2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leau1.A2" table:number-rows-spanned="2" table:number-columns-spanned="2" office:value-type="string">
            <text:p text:style-name="P14"/>
            <text:p text:style-name="P21"/>
            <text:p text:style-name="P21"/>
            <text:p text:style-name="P21">/20</text:p>
            <text:p text:style-name="P21"/>
            <text:p text:style-name="P21"/>
          </table:table-cell>
          <table:covered-table-cell/>
          <table:table-cell table:style-name="Tableau1.H2" table:number-columns-spanned="3" office:value-type="string">
            <text:p text:style-name="P15"/>
            <text:p text:style-name="P15"/>
            <text:p text:style-name="P15"/>
            <text:p text:style-name="P15"/>
          </table:table-cell>
          <table:covered-table-cell/>
          <table:covered-table-cell/>
        </table:table-row>
        <table:table-row table:style-name="TableLine1953524937248">
          <table:table-cell table:style-name="Tableau1.A2" table:number-columns-spanned="4" office:value-type="string"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table-cell table:style-name="Tableau1.H2" table:number-columns-spanned="3" office:value-type="string">
            <text:p text:style-name="P18"/>
            <text:p text:style-name="P18"/>
          </table:table-cell>
          <table:covered-table-cell/>
          <table:covered-table-cell/>
        </table:table-row>
        <table:table-row table:style-name="TableLine1953524927456">
          <table:table-cell table:style-name="Tableau1.A2" table:number-columns-spanned="4" office:value-type="string">
            <text:p text:style-name="P14">Mobilisation des moyens</text:p>
          </table:table-cell>
          <table:covered-table-cell/>
          <table:covered-table-cell/>
          <table:covered-table-cell/>
          <table:table-cell table:style-name="Tableau1.A2" office:value-type="string">
            <text:p text:style-name="P15">/5</text:p>
          </table:table-cell>
          <table:table-cell table:style-name="Tableau1.A2" office:value-type="string">
            <text:p text:style-name="P18">/5</text:p>
          </table:table-cell>
          <table:table-cell table:style-name="Tableau1.H2" table:number-columns-spanned="3" office:value-type="string">
            <text:p text:style-name="P15">Evolution au fil des séances</text:p>
          </table:table-cell>
          <table:covered-table-cell/>
          <table:covered-table-cell/>
        </table:table-row>
        <table:table-row table:style-name="TableLine1953524927456">
          <table:table-cell table:style-name="Tableau1.A2" office:value-type="string">
            <text:p text:style-name="P7"><text:span text:style-name="T1">1</text:span>2</text:p>
          </table:table-cell>
          <table:table-cell table:style-name="Tableau1.H2" table:number-columns-spanned="8" office:value-type="string">
            <text:p text:style-name="P7">Exploiter <text:span text:style-name="T3">des informations et de la documentation, notamment iconique, pour servir un projet de cré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C"/>
        <table:table-column table:style-name="Tableau2.I"/>
        <table:table-row table:style-name="TableLine1952142270912">
          <table:table-cell table:style-name="Tableau2.A1" table:number-columns-spanned="2" office:value-type="string">
            <text:p text:style-name="P11">EVAL</text:p>
          </table:table-cell>
          <table:covered-table-cell/>
          <table:table-cell table:style-name="Tableau2.A1" table:number-columns-spanned="6" office:value-type="string">
            <text:p text:style-name="P11">PROJET n°<text:span text:style-name="T2">2</text:span>: d<text:span text:style-name="T2">emi portraits ; maîtriser l’outil crayon de bois</text:span></text:p>
            <text:p text:style-name="P26">nuances de gris, cohérence plastiq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I1" office:value-type="string">
            <text:p text:style-name="P13"><draw:frame draw:style-name="fr1" draw:name="Image2" text:anchor-type="char" svg:width="0.852cm" svg:height="0.852cm" draw:z-index="1"><draw:image xlink:href="Pictures/10000201000000AA000000AA8AD7D099898D977D.png" xlink:type="simple" xlink:show="embed" xlink:actuate="onLoad" draw:mime-type="image/png"/></draw:frame></text:p>
          </table:table-cell>
        </table:table-row>
        <table:table-row table:style-name="TableLine1952142270912">
          <table:table-cell table:style-name="Tableau2.A2" table:number-columns-spanned="3" office:value-type="string">
            <text:p text:style-name="P13">Nom</text:p>
          </table:table-cell>
          <table:covered-table-cell/>
          <table:covered-table-cell/>
          <table:table-cell table:style-name="Tableau2.A2" table:number-columns-spanned="4" office:value-type="string">
            <text:p text:style-name="P13">Prénom</text:p>
          </table:table-cell>
          <table:covered-table-cell/>
          <table:covered-table-cell/>
          <table:covered-table-cell/>
          <table:table-cell table:style-name="Tableau2.H2" table:number-columns-spanned="2" office:value-type="string">
            <text:p text:style-name="P13">Classe</text:p>
          </table:table-cell>
          <table:covered-table-cell/>
        </table:table-row>
        <table:table-row table:style-name="TableLine1952142270912">
          <table:table-cell table:style-name="Tableau2.A2" table:number-columns-spanned="4" office:value-type="string">
            <text:p text:style-name="P25">Adéquation proposition/sujet</text:p>
          </table:table-cell>
          <table:covered-table-cell/>
          <table:covered-table-cell/>
          <table:covered-table-cell/>
          <table:table-cell table:style-name="Tableau2.A2" office:value-type="string">
            <text:p text:style-name="P17">/5</text:p>
          </table:table-cell>
          <table:table-cell table:style-name="Tableau2.A2" office:value-type="string">
            <text:p text:style-name="P20">/5</text:p>
          </table:table-cell>
          <table:table-cell table:style-name="Tableau2.H2" table:number-columns-spanned="3" office:value-type="string">
            <text:p text:style-name="P17">Investissement dans le travail</text:p>
          </table:table-cell>
          <table:covered-table-cell/>
          <table:covered-table-cell/>
        </table:table-row>
        <table:table-row table:style-name="TableLine1952142262480">
          <table:table-cell table:style-name="Tableau2.A2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leau2.A2" table:number-rows-spanned="2" table:number-columns-spanned="2" office:value-type="string">
            <text:p text:style-name="P25"/>
            <text:p text:style-name="P23"/>
            <text:p text:style-name="P23"/>
            <text:p text:style-name="P23">/20</text:p>
            <text:p text:style-name="P23"/>
            <text:p text:style-name="P23"/>
          </table:table-cell>
          <table:covered-table-cell/>
          <table:table-cell table:style-name="Tableau2.H2" table:number-columns-spanned="3" office:value-type="string">
            <text:p text:style-name="P17"/>
            <text:p text:style-name="P17"/>
            <text:p text:style-name="P17"/>
            <text:p text:style-name="P17"/>
          </table:table-cell>
          <table:covered-table-cell/>
          <table:covered-table-cell/>
        </table:table-row>
        <table:table-row table:style-name="TableLine1952142282336">
          <table:table-cell table:style-name="Tableau2.A2" table:number-columns-spanned="4" office:value-type="string">
            <text:p text:style-name="P25"/>
            <text:p text:style-name="P25"/>
            <text:p text:style-name="P25"/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table:number-columns-spanned="3" office:value-type="string">
            <text:p text:style-name="P20"/>
            <text:p text:style-name="P20"/>
          </table:table-cell>
          <table:covered-table-cell/>
          <table:covered-table-cell/>
        </table:table-row>
        <table:table-row table:style-name="TableLine1952142281520">
          <table:table-cell table:style-name="Tableau2.A2" table:number-columns-spanned="4" office:value-type="string">
            <text:p text:style-name="P25">Mobilisation des moyens</text:p>
          </table:table-cell>
          <table:covered-table-cell/>
          <table:covered-table-cell/>
          <table:covered-table-cell/>
          <table:table-cell table:style-name="Tableau2.A2" office:value-type="string">
            <text:p text:style-name="P17">/5</text:p>
          </table:table-cell>
          <table:table-cell table:style-name="Tableau2.A2" office:value-type="string">
            <text:p text:style-name="P20">/5</text:p>
          </table:table-cell>
          <table:table-cell table:style-name="Tableau2.H2" table:number-columns-spanned="3" office:value-type="string">
            <text:p text:style-name="P17">Evolution au fil des séances</text:p>
          </table:table-cell>
          <table:covered-table-cell/>
          <table:covered-table-cell/>
        </table:table-row>
        <table:table-row table:style-name="TableLine1952142281520">
          <table:table-cell table:style-name="Tableau2.A2" office:value-type="string">
            <text:p text:style-name="P8"><text:span text:style-name="T1">1</text:span>2</text:p>
          </table:table-cell>
          <table:table-cell table:style-name="Tableau2.H2" table:number-columns-spanned="8" office:value-type="string">
            <text:p text:style-name="P8">Exploiter <text:span text:style-name="T3">des informations et de la documentation, notamment iconique, pour servir un projet de cré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C"/>
        <table:table-column table:style-name="Tableau3.I"/>
        <table:table-row table:style-name="TableLine1952142282608">
          <table:table-cell table:style-name="Tableau3.A1" table:number-columns-spanned="2" office:value-type="string">
            <text:p text:style-name="P11">EVAL</text:p>
          </table:table-cell>
          <table:covered-table-cell/>
          <table:table-cell table:style-name="Tableau3.A1" table:number-columns-spanned="6" office:value-type="string">
            <text:p text:style-name="P11">PROJET n°<text:span text:style-name="T2">2</text:span>: d<text:span text:style-name="T2">emi portraits ; maîtriser l’outil crayon de bois</text:span></text:p>
            <text:p text:style-name="P26">nuances de gris, cohérence plastiq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3.I1" office:value-type="string">
            <text:p text:style-name="P13"><draw:frame draw:style-name="fr1" draw:name="Image3" text:anchor-type="char" svg:width="0.852cm" svg:height="0.852cm" draw:z-index="2"><draw:image xlink:href="Pictures/10000201000000AA000000AA8AD7D099898D977D.png" xlink:type="simple" xlink:show="embed" xlink:actuate="onLoad" draw:mime-type="image/png"/></draw:frame></text:p>
          </table:table-cell>
        </table:table-row>
        <table:table-row table:style-name="TableLine1952142282608">
          <table:table-cell table:style-name="Tableau3.A2" table:number-columns-spanned="3" office:value-type="string">
            <text:p text:style-name="P13">Nom</text:p>
          </table:table-cell>
          <table:covered-table-cell/>
          <table:covered-table-cell/>
          <table:table-cell table:style-name="Tableau3.A2" table:number-columns-spanned="4" office:value-type="string">
            <text:p text:style-name="P13">Prénom</text:p>
          </table:table-cell>
          <table:covered-table-cell/>
          <table:covered-table-cell/>
          <table:covered-table-cell/>
          <table:table-cell table:style-name="Tableau3.H2" table:number-columns-spanned="2" office:value-type="string">
            <text:p text:style-name="P13">Classe</text:p>
          </table:table-cell>
          <table:covered-table-cell/>
        </table:table-row>
        <table:table-row table:style-name="TableLine1952142282608">
          <table:table-cell table:style-name="Tableau3.A2" table:number-columns-spanned="4" office:value-type="string">
            <text:p text:style-name="P25">Adéquation proposition/sujet</text:p>
          </table:table-cell>
          <table:covered-table-cell/>
          <table:covered-table-cell/>
          <table:covered-table-cell/>
          <table:table-cell table:style-name="Tableau3.A2" office:value-type="string">
            <text:p text:style-name="P17">/5</text:p>
          </table:table-cell>
          <table:table-cell table:style-name="Tableau3.A2" office:value-type="string">
            <text:p text:style-name="P20">/5</text:p>
          </table:table-cell>
          <table:table-cell table:style-name="Tableau3.H2" table:number-columns-spanned="3" office:value-type="string">
            <text:p text:style-name="P17">Investissement dans le travail</text:p>
          </table:table-cell>
          <table:covered-table-cell/>
          <table:covered-table-cell/>
        </table:table-row>
        <table:table-row table:style-name="TableLine1952142284512">
          <table:table-cell table:style-name="Tableau3.A2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leau3.A2" table:number-rows-spanned="2" table:number-columns-spanned="2" office:value-type="string">
            <text:p text:style-name="P25"/>
            <text:p text:style-name="P23"/>
            <text:p text:style-name="P23"/>
            <text:p text:style-name="P23">/20</text:p>
            <text:p text:style-name="P23"/>
            <text:p text:style-name="P23"/>
          </table:table-cell>
          <table:covered-table-cell/>
          <table:table-cell table:style-name="Tableau3.H2" table:number-columns-spanned="3" office:value-type="string">
            <text:p text:style-name="P17"/>
            <text:p text:style-name="P17"/>
            <text:p text:style-name="P17"/>
            <text:p text:style-name="P17"/>
          </table:table-cell>
          <table:covered-table-cell/>
          <table:covered-table-cell/>
        </table:table-row>
        <table:table-row table:style-name="TableLine1952142292400">
          <table:table-cell table:style-name="Tableau3.A2" table:number-columns-spanned="4" office:value-type="string">
            <text:p text:style-name="P25"/>
            <text:p text:style-name="P25"/>
            <text:p text:style-name="P25"/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Tableau3.H2" table:number-columns-spanned="3" office:value-type="string">
            <text:p text:style-name="P20"/>
            <text:p text:style-name="P20"/>
          </table:table-cell>
          <table:covered-table-cell/>
          <table:covered-table-cell/>
        </table:table-row>
        <table:table-row table:style-name="TableLine1952142270640">
          <table:table-cell table:style-name="Tableau3.A2" table:number-columns-spanned="4" office:value-type="string">
            <text:p text:style-name="P25">Mobilisation des moyens</text:p>
          </table:table-cell>
          <table:covered-table-cell/>
          <table:covered-table-cell/>
          <table:covered-table-cell/>
          <table:table-cell table:style-name="Tableau3.A2" office:value-type="string">
            <text:p text:style-name="P17">/5</text:p>
          </table:table-cell>
          <table:table-cell table:style-name="Tableau3.A2" office:value-type="string">
            <text:p text:style-name="P20">/5</text:p>
          </table:table-cell>
          <table:table-cell table:style-name="Tableau3.H2" table:number-columns-spanned="3" office:value-type="string">
            <text:p text:style-name="P17">Evolution au fil des séances</text:p>
          </table:table-cell>
          <table:covered-table-cell/>
          <table:covered-table-cell/>
        </table:table-row>
        <table:table-row table:style-name="TableLine1952142270640">
          <table:table-cell table:style-name="Tableau3.A2" office:value-type="string">
            <text:p text:style-name="P8"><text:span text:style-name="T1">1</text:span>2</text:p>
          </table:table-cell>
          <table:table-cell table:style-name="Tableau3.H2" table:number-columns-spanned="8" office:value-type="string">
            <text:p text:style-name="P8">Exploiter <text:span text:style-name="T3">des informations et de la documentation, notamment iconique, pour servir un projet de cré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1-16T11:05:58.017000000</meta:creation-date>
    <dc:date>2022-11-07T10:48:46.064000000</dc:date>
    <meta:editing-duration>PT21M54S</meta:editing-duration>
    <meta:editing-cycles>3</meta:editing-cycles>
    <meta:generator>LibreOffice/7.1.5.2$Windows_X86_64 LibreOffice_project/85f04e9f809797b8199d13c421bd8a2b025d52b5</meta:generator>
    <meta:document-statistic meta:table-count="3" meta:image-count="3" meta:object-count="0" meta:page-count="1" meta:paragraph-count="51" meta:word-count="162" meta:character-count="1026" meta:non-whitespace-character-count="915"/>
  </office:meta>
</office:document-meta>
</file>